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466cm" fo:min-width="6.216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556cm" fo:min-width="6.30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104cm" fo:min-width="7.25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194cm" fo:min-width="6.944cm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1.736cm" fo:min-width="6.28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194cm" fo:min-width="6.344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3.09cm" fo:min-width="6.1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376cm" fo:min-width="6.326cm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339cm"/>
    </style:style>
    <style:style style:name="gr11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325cm" fo:min-width="0.1cm"/>
    </style:style>
    <style:style style:name="gr13" style:family="graphic" style:parent-style-name="standard">
      <style:graphic-properties draw:textarea-horizontal-align="justify" draw:textarea-vertical-align="middle" draw:auto-grow-height="false" fo:min-height="0.538cm" fo:min-width="0cm"/>
    </style:style>
    <style:style style:name="gr14" style:family="graphic" style:parent-style-name="standard">
      <style:graphic-properties draw:textarea-horizontal-align="justify" draw:textarea-vertical-align="top" draw:auto-grow-height="false" fo:min-height="6.551cm" fo:min-width="4.854cm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.989cm"/>
    </style:style>
    <style:style style:name="gr16" style:family="graphic" style:parent-style-name="standard">
      <style:graphic-properties draw:textarea-horizontal-align="justify" draw:textarea-vertical-align="middle" draw:auto-grow-height="false" fo:min-height="0.88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6.9cm" svg:height="1.9cm" svg:x="30.1cm" svg:y="7.7cm">
          <text:p text:style-name="P1"><text:span text:style-name="T1">Class Scroll ()</text:span><text:span text:style-name="T2">:</text:span></text:p>
          <text:p text:style-name="P2"><text:span text:style-name="T2">- Devuelve coordenadas scroll.</text:span></text:p>
          <text:p text:style-name="P2"><text:span text:style-name="T2">- Calcula coordenadas personajes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2cm" svg:x="1.4cm" svg:y="4.2cm">
          <text:p text:style-name="P1"><text:span text:style-name="T1">Módulo Juego</text:span><text:span text:style-name="T2">:</text:span></text:p>
          <text:p text:style-name="P2"><text:span text:style-name="T2">- inicializa juego</text:span></text:p>
          <text:p text:style-name="P2"><text:span text:style-name="T2">- Crea instancia GameManager</text:span></text:p>
          <text:p text:style-name="P2"><text:span text:style-name="T2">- Activa loop de Gameman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9cm" svg:height="1.5cm" svg:x="29cm" svg:y="14.1cm">
          <text:p text:style-name="P1"><text:span text:style-name="T1">Class Elementos (Personaje)</text:span><text:span text:style-name="T2">:</text:span></text:p>
          <text:p text:style-name="P2"><text:span text:style-name="T2">- Adaptación obj. personajes para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6cm" svg:height="1.6cm" svg:x="28.2cm" svg:y="4.8cm">
          <text:p text:style-name="P1"><text:span text:style-name="T1">Class Escenario ()</text:span><text:span text:style-name="T2">:</text:span></text:p>
          <text:p text:style-name="P2"><text:span text:style-name="T2">- Genera listado de tiles del tileset</text:span></text:p>
          <text:p text:style-name="P2"><text:span text:style-name="T2">- Calcual cuadros de colisión esc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7cm" svg:height="2.2cm" svg:x="20.1cm" svg:y="13.5cm">
          <text:p text:style-name="P1"><text:span text:style-name="T1">Módulo Utils ()</text:span><text:span text:style-name="T2">:</text:span></text:p>
          <text:p text:style-name="P2"><text:span text:style-name="T2">- Abrir archivos de imagen</text:span></text:p>
          <text:p text:style-name="P2"><text:span text:style-name="T2">- Cortar tilesets</text:span></text:p>
          <text:p text:style-name="P2"><text:span text:style-name="T2">- Dibujar tex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cm" svg:height="1.6cm" svg:x="10.4cm" svg:y="4.4cm">
          <text:p text:style-name="P1"><text:span text:style-name="T1">Class GameManager ()</text:span><text:span text:style-name="T2">:</text:span></text:p>
          <text:p text:style-name="P2"><text:span text:style-name="T2">- Gestiona intercambio de states</text:span></text:p>
          <text:p text:style-name="P2"><text:span text:style-name="T2">- loop del jueg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cm" svg:height="3.7cm" svg:x="20.1cm" svg:y="8.4cm">
          <text:p text:style-name="P1"><text:span text:style-name="T1">Class State (statebase)</text:span><text:span text:style-name="T2">:</text:span></text:p>
          <text:p text:style-name="P2"><text:span text:style-name="T2">- Gestiona eventos</text:span></text:p>
          <text:p text:style-name="P2"><text:span text:style-name="T2">- Crea personajes</text:span></text:p>
          <text:p text:style-name="P2"><text:span text:style-name="T2">- Crea escenario</text:span></text:p>
          <text:p text:style-name="P2"><text:span text:style-name="T2">- Crea scroll</text:span></text:p>
          <text:p text:style-name="P2"><text:span text:style-name="T2">- Acualiza personajes y objetos</text:span></text:p>
          <text:p text:style-name="P2"><text:span text:style-name="T2">- Gestiona colisiones</text:span></text:p>
          <text:p text:style-name="P2"><text:span text:style-name="T2">- Dibuja escenario y personaj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cm" svg:height="1.8cm" svg:x="30.1cm" svg:y="10.7cm">
          <text:p text:style-name="P1"><text:span text:style-name="T1">Class grupo_state()</text:span><text:span text:style-name="T2">:</text:span></text:p>
          <text:p text:style-name="P2"><text:span text:style-name="T2">- Combina los elementos del state</text:span></text:p>
          <text:p text:style-name="P2"><text:span text:style-name="T2">- Detecta colis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4cm" svg:height="0.8cm" svg:x="8.8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2.1cm" svg:height="1.4cm" draw:transform="rotate (0.923977306005798) translate (26.617cm 7.85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2.1cm" svg:height="1.4cm" draw:transform="rotate (2.4624850416388) translate (28.411cm 13.96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9cm" svg:height="1.1cm" svg:x="32.6cm" svg:y="12.8cm">
          <text:p/>
          <draw:enhanced-geometry svg:viewBox="0 0 21600 21600" draw:text-areas="?f0 ?f7 ?f2 21600" draw:type="up-arrow" draw:modifiers="12163.4877384196 5346.059933407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7.6cm" svg:height="1.6cm" svg:x="19.8cm" svg:y="4.4cm">
          <text:p text:style-name="P1"><text:span text:style-name="T1">Class statebase (GameManager)</text:span><text:span text:style-name="T2">:</text:span></text:p>
          <text:p text:style-name="P2"><text:span text:style-name="T2">- Clase base de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cm" svg:height="1.8cm" svg:x="23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4cm" svg:height="0.8cm" svg:x="18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cm" svg:height="0.8cm" svg:x="8.801cm" svg:y="4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2.1cm" svg:height="1.4cm" draw:transform="rotate (0.35098571257606) translate (27.347cm 8.88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2.1cm" svg:height="1.4cm" draw:transform="rotate (-0.28937558998066) translate (27.787cm 10.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7.6cm" svg:height="1.6cm" svg:x="28.3cm" svg:y="1.7cm">
          <text:p text:style-name="P1"><text:span text:style-name="T1">Class Tiles ()</text:span><text:span text:style-name="T2">:</text:span></text:p>
          <text:p text:style-name="P2"><text:span text:style-name="T2">- Genera listado de tiles del tileset</text:span></text:p>
          <text:p text:style-name="P2"><text:span text:style-name="T2">- Calcual cuadros de colisión esc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9cm" svg:height="1.1cm" draw:transform="rotate (-3.12064870256586) translate (32.623cm 4.581cm)">
          <text:p/>
          <draw:enhanced-geometry svg:viewBox="0 0 21600 21600" draw:text-areas="?f0 ?f7 ?f2 21600" draw:mirror-horizontal="false" draw:mirror-vertical="false" draw:type="up-arrow" draw:modifiers="12163.4877384196 5346.059933407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7cm" svg:height="6.8cm" svg:x="10.3cm" svg:y="8cm">
          <text:p text:style-name="P1"><text:span text:style-name="T1">States</text:span> </text:p>
          <text:p text:style-name="P1"><text:span text:style-name="T2">(pantallas del juego)</text:span></text:p>
          <text:p text:style-name="P1"><text:span text:style-name="T2"/></text:p>
          <text:p text:style-name="P2"><text:span text:style-name="T2">- Pantalla de inicio</text:span></text:p>
          <text:p text:style-name="P2"><text:span text:style-name="T2">- Pantalla de menú</text:span></text:p>
          <text:p text:style-name="P2"><text:span text:style-name="T2">- Pantalla de opciones</text:span></text:p>
          <text:p text:style-name="P2"><text:span text:style-name="T2"/></text:p>
          <text:p text:style-name="P2"><text:span text:style-name="T2">- Pantallas de juego</text:span></text:p>
          <text:p text:style-name="P2"><text:span text:style-name="T2"><text:tab/></text:span><text:span text:style-name="T2">-…</text:span></text:p>
          <text:p text:style-name="P2"><text:span text:style-name="T2"><text:tab/></text:span><text:span text:style-name="T2">-…</text:span></text:p>
          <text:p text:style-name="P2"><text:span text:style-name="T2"><text:tab/></text:span><text:span text:style-name="T2">-...</text:span></text:p>
          <text:p text:style-name="P2"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draw:layer="layout" svg:width="1.7cm" svg:height="0.8cm" svg:x="17.9cm" svg:y="9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0.8cm" svg:height="1.3cm" svg:x="13.4cm" svg:y="6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6:45:37.499000000</meta:creation-date>
    <dc:date>2017-02-01T11:45:59.359000000</dc:date>
    <meta:editing-duration>PT4H20M20S</meta:editing-duration>
    <meta:editing-cycles>3</meta:editing-cycles>
    <meta:generator>LibreOffice/5.2.3.3$Windows_x86 LibreOffice_project/d54a8868f08a7b39642414cf2c8ef2f228f780cf</meta:generator>
    <meta:document-statistic meta:object-count="23"/>
  </office:meta>
</office:document-meta>
</file>